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Text_20_body" style:list-style-name="L2">
      <style:paragraph-properties fo:margin-top="0cm" fo:margin-bottom="0cm"/>
    </style:style>
    <style:style style:name="P4" style:family="paragraph" style:parent-style-name="Standard">
      <style:text-properties fo:font-size="15pt" fo:font-weight="bold" style:font-size-asian="15pt" style:font-weight-asian="bold" style:font-size-complex="15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richt Archivarin – 1. April 2015</text:p>
      <text:p text:style-name="Standard"/>
      <text:p text:style-name="Standard"><text:span text:style-name="Strong_20_Emphasis">Aktuarin - Bericht letztes Semester</text:span> </text:p>
      <text:p text:style-name="Standard">Am 11. und 12. November 2014 war der SOSETH als Stand an der Activity Fair des VSETH vertreten. Es wurden neue Kontakte geknüpft und alte gepflegt. Diese wurden am 4. Dezember 2014 mittels des Abends der Offenen TUR bestätigt und weiter gefördert. Entsprechend wurden neue Poster gestaltet und in den Druck gegeben. </text:p>
      <text:p text:style-name="Standard">Ferner wurde bei der Umsetzung der UKW-Zeit (inkl Homepage), dem Ausbau des Wiki's sowie bei der Organisation der Vorstandssitzungen Hilfe geleistet. </text:p>
      <text:p text:style-name="Standard"/>
      <text:p text:style-name="Text_20_body"><text:span text:style-name="Strong_20_Emphasis">Aktuarin - Ausblick nächstes Semester</text:span> </text:p>
      <text:p text:style-name="Text_20_body">Im kommenden Semester wird das Werbematerial für die kommende Activity Fair und den Abend der Offenen TUR, etc ausgebaut werden. Veränderungen innerhalb des SOSETH werden wie gehabt weiterhin dokumentiert und festgehalten werden. </text:p>
      <text:p text:style-name="Text_20_body"/>
      <text:p text:style-name="Text_20_body"><text:span text:style-name="Strong_20_Emphasis">slides (altes Semester)</text:span> </text:p>
      <text:list xml:id="list4545902382909699294" text:style-name="L1">
        <text:list-item>
          <text:p text:style-name="P2">Activity Fair 2014: Stand organisiert und betrieben</text:p>
        </text:list-item>
        <text:list-item>
          <text:p text:style-name="P2">Abend der Offenen TUR</text:p>
        </text:list-item>
        <text:list-item>
          <text:p text:style-name="P2">Wiki und Homepages (SOSETH und Radio Radius) aktualisiert</text:p>
        </text:list-item>
        <text:list-item>
          <text:p text:style-name="P1">Protokolle geschrieben</text:p>
        </text:list-item>
      </text:list>
      <text:p text:style-name="Text_20_body"><text:span text:style-name="Strong_20_Emphasis">slides (neues Semester)</text:span> </text:p>
      <text:list xml:id="list3153044083626271950" text:style-name="L2">
        <text:list-item>
          <text:p text:style-name="P3">Ausbau Werbematerial für Activity Fair, Abend der Offenen TUR, etc</text:p>
        </text:list-item>
        <text:list-item>
          <text:p text:style-name="P3">Protokolle schreiben</text:p>
        </text:list-item>
        <text:list-item>
          <text:p text:style-name="P3">Hilfestellung leiste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ne Baumann</meta:initial-creator>
    <meta:creation-date>2015-03-29T14:56:51.75</meta:creation-date>
    <dc:date>2015-03-29T15:05:12.46</dc:date>
    <dc:creator>Christine Baumann</dc:creator>
    <meta:editing-duration>PT8M20S</meta:editing-duration>
    <meta:editing-cycles>3</meta:editing-cycles>
    <meta:generator>OpenOffice.org/3.4.1$Win32 OpenOffice.org_project/341m1$Build-9593</meta:generator>
    <meta:document-statistic meta:table-count="0" meta:image-count="0" meta:object-count="0" meta:page-count="1" meta:paragraph-count="15" meta:word-count="169" meta:character-count="1117"/>
  </office:meta>
</office:document-meta>
</file>